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1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Champ_20_de_20_la_20_table_20_dynamique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Coin_20_de_20_la_20_table_20_dynamique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Valeur_20_de_20_la_20_table_20_dynamiq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Valeur_20_de_20_la_20_table_20_dynamiq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Valeur_20_de_20_la_20_table_20_dynamiq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Résultat_20_de_20_la_20_table_20_dynamique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manually_coded_orig_ac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anual_code</text:p>
          </table:table-cell>
        </table:table-row>
        <table:table-row table:style-name="ro1">
          <table:table-cell office:value-type="string" calcext:value-type="string">
            <text:p>Mathematike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strono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stron</text:p>
          </table:table-cell>
        </table:table-row>
        <table:table-row table:style-name="ro1">
          <table:table-cell office:value-type="string" calcext:value-type="string">
            <text:p>Arz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Hochschullehr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Philosop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hilo</text:p>
          </table:table-cell>
        </table:table-row>
        <table:table-row table:style-name="ro1">
          <table:table-cell office:value-type="string" calcext:value-type="string">
            <text:p>Phys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hys</text:p>
          </table:table-cell>
        </table:table-row>
        <table:table-row table:style-name="ro1">
          <table:table-cell office:value-type="string" calcext:value-type="string">
            <text:p>Theolog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Schriftstel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iter</text:p>
          </table:table-cell>
        </table:table-row>
        <table:table-row table:style-name="ro1">
          <table:table-cell office:value-type="string" calcext:value-type="string">
            <text:p>Pfarr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leric</text:p>
          </table:table-cell>
        </table:table-row>
        <table:table-row table:style-name="ro1">
          <table:table-cell office:value-type="string" calcext:value-type="string">
            <text:p>Juris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uri</text:p>
          </table:table-cell>
        </table:table-row>
        <table:table-row table:style-name="ro1">
          <table:table-cell office:value-type="string" calcext:value-type="string">
            <text:p>Kartogra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Evangelischer Theolog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Historik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to</text:p>
          </table:table-cell>
        </table:table-row>
        <table:table-row table:style-name="ro1">
          <table:table-cell office:value-type="string" calcext:value-type="string">
            <text:p>Naturwissenschaftl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olar</text:p>
          </table:table-cell>
        </table:table-row>
        <table:table-row table:style-name="ro1">
          <table:table-cell office:value-type="string" calcext:value-type="string">
            <text:p>Architek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chi</text:p>
          </table:table-cell>
        </table:table-row>
        <table:table-row table:style-name="ro1">
          <table:table-cell office:value-type="string" calcext:value-type="string">
            <text:p>Astrolo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trol</text:p>
          </table:table-cell>
        </table:table-row>
        <table:table-row table:style-name="ro1">
          <table:table-cell office:value-type="string" calcext:value-type="string">
            <text:p>Geogra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o_carto</text:p>
          </table:table-cell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Gymnasiallehr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f</text:p>
          </table:table-cell>
        </table:table-row>
        <table:table-row table:style-name="ro1">
          <table:table-cell office:value-type="string" calcext:value-type="string">
            <text:p>Katholischer Theolo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ol</text:p>
          </table:table-cell>
        </table:table-row>
        <table:table-row table:style-name="ro1">
          <table:table-cell office:value-type="string" calcext:value-type="string">
            <text:p>Philologe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nc_lang_philol</text:p>
          </table:table-cell>
        </table:table-row>
        <table:table-row table:style-name="ro1">
          <table:table-cell office:value-type="string" calcext:value-type="string">
            <text:p>Ingenieu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umanis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echenmeis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ekto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ibliothek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lbstverlege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ission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al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usik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ädagog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elehrt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eistlich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upferstech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perintend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Übersetz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otanik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edig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omponi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önc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lyhisto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brais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ischo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uck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format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chreibmeis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rientali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echanik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tsher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iest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ofr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litik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plom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lassischer Philolo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ünstl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umeist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ak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rleg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eorolo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vatlehr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matik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sikwissenschaftl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ibarz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fpredig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ürgermeist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z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eichn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chdruck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dier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ematiklehr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unsthandwerk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strumentenbau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rschungsreisen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ogra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chhändl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gan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äz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messungsingenie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ienbrud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gik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stungsbaumeist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bliz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trono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aufman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efahr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ldher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af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non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mkapitul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g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mm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ldschmi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üchsenma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rrek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dizinstud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ldhau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rausge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on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othe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schichtsschrei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mik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gu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eralo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raltheolo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äng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chäolo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rdenspries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ffiz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hilosoph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ens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nsistorialr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bretti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rdi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glikanischer The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eman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dec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se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t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b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urphiloso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hrmac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farrer (evangelisch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mschnei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ämme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zschnei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atur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pred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lieddi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eraturkri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ligrap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beam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sknec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kkul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asma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enteu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itar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at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schrei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mvik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alba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terneh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xikogr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rzbisch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ürstbischo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ollbeam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kt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tsarz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olog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mi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stu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zleibeam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gra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chhal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chbi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Übersetzer (von Sallust, Velleius Paterculus u. Tacitus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waltungsbeam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öf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dt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bbi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her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uat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osophielehr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licher Schriftste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geordn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atssekretä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schaftsma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nema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pon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zinia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bliophi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o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äl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iftstell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orherr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gendseelsor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iller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chenhisto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ti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urnal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ald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mismat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f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minist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inmechan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a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eti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sch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upferstech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ichn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ederdich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eralsuperinten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erungsr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kschriftstel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uvern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chiv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yrik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nenmini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strukte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tolo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htsanwal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ärtn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ikdirek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rastud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ike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ld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gelbau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chniker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Table dynamique_manually_coded_orig_acti_1" table:style-name="ta1">
        <table:table-column table:style-name="co4" table:default-cell-style-name="ce3"/>
        <table:table-column table:style-name="co4" table:default-cell-style-name="ce7"/>
        <table:table-row table:style-name="ro1">
          <table:table-cell table:style-name="ce2" office:value-type="string" calcext:value-type="string">
            <text:p>manual_code</text:p>
          </table:table-cell>
          <table:table-cell table:style-name="ce5" office:value-type="string" calcext:value-type="string">
            <text:p>Compter - manual_code</text:p>
          </table:table-cell>
        </table:table-row>
        <table:table-row table:style-name="ro1">
          <table:table-cell table:style-name="ce1" office:value-type="string" calcext:value-type="string">
            <text:p>anc_lang_philol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_car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o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21" calcext:value-type="float">
            <text:p>21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manually_coded_orig_acti_1'.A1:'Table dynamique_manually_coded_orig_acti_1'.B19" table:buttons="'Table dynamique_manually_coded_orig_acti_1'.A1" table:show-filter-button="false" table:drill-down-on-double-click="false">
          <table:source-cell-range table:cell-range-address="manually_coded_orig_acti.C1:manually_coded_orig_acti.C2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nual_code" table:orientation="row" table:used-hierarchy="0" table:function="auto">
            <table:data-pilot-level table:show-empty="false" calcext:repeat-item-labels="false">
              <table:data-pilot-members>
                <table:data-pilot-member table:name="anc_lang_philol" table:display="true" table:show-details="true"/>
                <table:data-pilot-member table:name="archi" table:display="true" table:show-details="true"/>
                <table:data-pilot-member table:name="astrol" table:display="true" table:show-details="true"/>
                <table:data-pilot-member table:name="astron" table:display="true" table:show-details="true"/>
                <table:data-pilot-member table:name="cleric" table:display="true" table:show-details="true"/>
                <table:data-pilot-member table:name="geo_carto" table:display="true" table:show-details="true"/>
                <table:data-pilot-member table:name="histo" table:display="true" table:show-details="true"/>
                <table:data-pilot-member table:name="juri" table:display="true" table:show-details="true"/>
                <table:data-pilot-member table:name="liter" table:display="true" table:show-details="true"/>
                <table:data-pilot-member table:name="math" table:display="true" table:show-details="true"/>
                <table:data-pilot-member table:name="med" table:display="true" table:show-details="true"/>
                <table:data-pilot-member table:name="philo" table:display="true" table:show-details="true"/>
                <table:data-pilot-member table:name="phys" table:display="true" table:show-details="true"/>
                <table:data-pilot-member table:name="prof" table:display="true" table:show-details="true"/>
                <table:data-pilot-member table:name="scholar" table:display="true" table:show-details="true"/>
                <table:data-pilot-member table:name="theo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nual_cod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5T15:33:36.643567034</dc:date>
    <dc:creator>Francesco</dc:creator>
    <meta:editing-duration>PT4M10S</meta:editing-duration>
    <meta:editing-cycles>2</meta:editing-cycles>
    <meta:generator>LibreOffice/6.0.6.2$MacOSX_X86_64 LibreOffice_project/0c292870b25a325b5ed35f6b45599d2ea4458e77</meta:generator>
    <meta:document-statistic meta:table-count="2" meta:cell-count="505" meta:object-count="0"/>
  </office:meta>
</office:document-meta>
</file>